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Data</text:p>
          </table:table-cell>
          <table:table-cell office:value-type="string">
            <text:p>Descrizione</text:p>
          </table:table-cell>
          <table:table-cell office:value-type="string">
            <text:p>Importo</text:p>
          </table:table-cell>
        </table:table-row>
        <table:table-row>
          <table:table-cell office:value-type="string">
            <text:p>11_9_2016</text:p>
          </table:table-cell>
          <table:table-cell office:value-type="string">
            <text:p>ieri</text:p>
          </table:table-cell>
          <table:table-cell office:value-type="string">
            <text:p>-2.0</text:p>
          </table:table-cell>
        </table:table-row>
        <table:table-row>
          <table:table-cell office:value-type="string">
            <text:p>12_9_2016</text:p>
          </table:table-cell>
          <table:table-cell office:value-type="string">
            <text:p>oggi</text:p>
          </table:table-cell>
          <table:table-cell office:value-type="string">
            <text:p>-1.0</text:p>
          </table:table-cell>
        </table:table-row>
        <table:table-row>
          <table:table-cell office:value-type="string">
            <text:p>13_9_2016</text:p>
          </table:table-cell>
          <table:table-cell office:value-type="string">
            <text:p>domani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_9_2016</text:p>
          </table:table-cell>
          <table:table-cell office:value-type="string">
            <text:p>14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_9_2016</text:p>
          </table:table-cell>
          <table:table-cell office:value-type="string">
            <text:p>15</text:p>
          </table:table-cell>
          <table:table-cell office:value-type="string">
            <text:p>0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